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Heading_20_1">
      <style:text-properties style:font-name="Times New Roman" fo:font-weight="normal" officeooo:rsid="000fa4b9" officeooo:paragraph-rsid="000fa4b9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Flipped EIE</text:h>
      <text:p text:style-name="Text_20_body"/>
      <text:p text:style-name="Text_20_body">https://sites.google.com/site/flippedeie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font-name-asian="Lucida Sans Unicode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WikiMath" style:family="text">
      <style:text-properties fo:background-color="#ffff99"/>
    </style:style>
    <style:style style:name="WikiLink" style:family="text">
      <style:text-properties fo:color="#0000ff" style:text-underline-style="solid" style:text-underline-width="auto" style:text-underline-color="font-color" fo:background-color="transparen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4.2$Windows_x86 LibreOffice_project/2524958677847fb3bb44820e40380acbe820f960</meta:generator>
    <meta:creation-date>2021-02-09T15:09:40.643000000</meta:creation-date>
    <dc:language>de-DE</dc:language>
    <meta:editing-cycles>2</meta:editing-cycles>
    <meta:editing-duration>PT1M12S</meta:editing-duration>
    <dc:title>En blanco</dc:title>
    <dc:date>2021-02-09T15:10:50.849000000</dc:date>
    <meta:document-statistic meta:table-count="0" meta:image-count="0" meta:object-count="0" meta:page-count="1" meta:paragraph-count="2" meta:word-count="3" meta:character-count="52" meta:non-whitespace-character-count="51"/>
    <meta:user-defined meta:name="Info 1"/>
    <meta:user-defined meta:name="Info 2"/>
    <meta:user-defined meta:name="Info 3"/>
    <meta:user-defined meta:name="Info 4"/>
    <meta:template xlink:type="simple" xlink:actuate="onRequest" xlink:title="En blanco" xlink:href="file:///C:/Users/Acer/AppData/Roaming/LibreOffice/4/user/template/En%20blanco.ott" meta:date="2021-02-09T15:09:40.175000000"/>
  </office:meta>
</office:document-meta>
</file>